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arial" svg:font-family="arial, x-locale-body, sans-serif"/>
    <style:font-face style:name="zillaslab" svg:font-family="zillaslab, palatino, 'Palatino Linotype', 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style:font-weight-asian="bold" style:font-weight-complex="bold"/>
    </style:style>
    <style:style style:name="P2" style:family="paragraph" style:parent-style-name="Standard">
      <style:paragraph-properties style:line-height-at-least="0.503cm"/>
      <style:text-properties fo:color="#d4d4d4" fo:background-color="#1e1e1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Preformatted_20_Text">
      <style:paragraph-properties fo:background-color="#ff99ff">
        <style:background-image/>
      </style:paragraph-properties>
    </style:style>
    <style:style style:name="P5" style:family="paragraph" style:parent-style-name="Standard">
      <style:paragraph-properties fo:background-color="#ff33ff">
        <style:background-image/>
      </style:paragraph-properties>
      <style:text-properties fo:language="en" fo:country="US" fo:font-weight="bold" style:font-weight-asian="bold" style:font-weight-complex="bold"/>
    </style:style>
    <style:style style:name="P6" style:family="paragraph" style:parent-style-name="Preformatted_20_Text">
      <style:text-properties fo:font-weight="bold" style:font-weight-asian="bold" style:font-weight-complex="bold"/>
    </style:style>
    <style:style style:name="P7" style:family="paragraph" style:parent-style-name="Preformatted_20_Text">
      <style:paragraph-properties fo:margin-top="0cm" fo:margin-bottom="0.635cm" fo:line-height="140%" fo:orphans="2" fo:widows="2" fo:background-color="#eeeeee" fo:padding-left="0.635cm" fo:padding-right="0cm" fo:padding-top="0cm" fo:padding-bottom="0cm" fo:border-left="0.141cm solid #00458b" fo:border-right="none" fo:border-top="none" fo:border-bottom="none">
        <style:background-image/>
      </style:paragraph-properties>
      <style:text-properties fo:font-variant="normal" fo:text-transform="none" fo:color="#212121" fo:letter-spacing="normal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fo:language="en" fo:country="US" fo:font-weight="bold" style:font-weight-asian="bold" style:font-weight-complex="bold"/>
    </style:style>
    <style:style style:name="P10" style:family="paragraph" style:parent-style-name="Standard" style:list-style-name="L1">
      <style:text-properties fo:language="en" fo:country="US" fo:font-weight="bold" style:font-weight-asian="bold" style:font-weight-complex="bold"/>
    </style:style>
    <style:style style:name="P11" style:family="paragraph" style:parent-style-name="Standard" style:list-style-name="L2">
      <style:text-properties fo:language="en" fo:country="US" fo:font-weight="bold" style:font-weight-asian="bold" style:font-weight-complex="bold"/>
    </style:style>
    <style:style style:name="P12" style:family="paragraph" style:parent-style-name="Standard" style:list-style-name="L2">
      <style:text-properties fo:language="en" fo:country="US" fo:font-weight="bold" fo:background-color="#ff99ff" style:font-weight-asian="bold" style:font-weight-complex="bold"/>
    </style:style>
    <style:style style:name="P13" style:family="paragraph" style:parent-style-name="Standard" style:list-style-name="L3">
      <style:text-properties fo:language="en" fo:country="US" fo:font-weight="bold" fo:background-color="#ff99ff" style:font-weight-asian="bold" style:font-weight-complex="bold"/>
    </style:style>
    <style:style style:name="P14" style:family="paragraph" style:parent-style-name="Standard">
      <style:text-properties fo:language="en" fo:country="US" fo:font-weight="normal" style:font-weight-asian="normal" style:font-weight-complex="normal"/>
    </style:style>
    <style:style style:name="P15" style:family="paragraph" style:parent-style-name="Standard" style:list-style-name="L2"/>
    <style:style style:name="P16" style:family="paragraph" style:parent-style-name="Standard" style:list-style-name="L3"/>
    <style:style style:name="P17" style:family="paragraph" style:parent-style-name="Standard" style:list-style-name="L3">
      <style:text-properties fo:font-weight="bold" style:font-weight-asian="bold" style:font-weight-complex="bold"/>
    </style:style>
    <style:style style:name="P18" style:family="paragraph" style:parent-style-name="Standard" style:list-style-name="L5">
      <style:text-properties fo:background-color="#ff99ff"/>
    </style:style>
    <style:style style:name="P19" style:family="paragraph" style:parent-style-name="Standard">
      <style:paragraph-properties fo:margin-top="0cm" fo:margin-bottom="0.499cm" style:line-height-at-least="0.503cm"/>
      <style:text-properties fo:color="#d4d4d4" style:font-name="Consolas" fo:font-size="10.5pt" fo:font-weight="normal" fo:background-color="#1e1e1e"/>
    </style:style>
    <style:style style:name="P20" style:family="paragraph" style:parent-style-name="Standard" style:list-style-name="L4">
      <style:paragraph-properties fo:margin-top="0cm" fo:margin-bottom="0.499cm" style:line-height-at-least="0.503cm"/>
      <style:text-properties fo:language="en" fo:country="US" fo:font-weight="bold" fo:background-color="#ff99ff" style:font-weight-asian="bold" style:font-weight-complex="bold"/>
    </style:style>
    <style:style style:name="P21" style:family="paragraph" style:parent-style-name="Standard">
      <style:paragraph-properties fo:background-color="#ff99ff">
        <style:background-image/>
      </style:paragraph-properties>
      <style:text-properties fo:language="en" fo:country="US"/>
    </style:style>
    <style:style style:name="P22" style:family="paragraph" style:parent-style-name="Standard" style:list-style-name="L4">
      <style:paragraph-properties fo:background-color="#ff99ff">
        <style:background-image/>
      </style:paragraph-properties>
      <style:text-properties fo:language="en" fo:country="US" fo:font-weight="bold" style:font-weight-asian="bold" style:font-weight-complex="bold"/>
    </style:style>
    <style:style style:name="P23" style:family="paragraph" style:parent-style-name="Standard">
      <style:paragraph-properties fo:background-color="#ff00cc">
        <style:background-image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background-color="#ffffff">
        <style:background-image/>
      </style:paragraph-properties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25" style:family="paragraph" style:parent-style-name="Preformatted_20_Text">
      <style:text-properties fo:font-variant="normal" fo:text-transform="none" fo:color="#212121" fo:font-size="12pt" fo:letter-spacing="normal" fo:language="en" fo:country="US" fo:font-style="normal" fo:font-weight="normal"/>
    </style:style>
    <style:style style:name="P26" style:family="paragraph" style:parent-style-name="Text_20_body" style:list-style-name="L4"/>
    <style:style style:name="P27" style:family="paragraph" style:parent-style-name="Text_20_body" style:list-style-name="L5">
      <style:text-properties fo:font-weight="bold" style:font-weight-asian="bold" style:font-weight-complex="bold"/>
    </style:style>
    <style:style style:name="P28" style:family="paragraph" style:parent-style-name="Text_20_body" style:list-style-name="L5">
      <style:text-properties fo:language="en" fo:country="US"/>
    </style:style>
    <style:style style:name="T1" style:family="text">
      <style:text-properties fo:font-variant="normal" fo:text-transform="none" fo:color="#212121" style:font-name="arial" fo:font-size="12pt" fo:letter-spacing="normal" fo:font-style="normal" fo:font-weight="normal"/>
    </style:style>
    <style:style style:name="T2" style:family="text">
      <style:text-properties fo:font-variant="normal" fo:text-transform="none" fo:color="#212121" style:font-name="arial" fo:font-size="12pt" fo:letter-spacing="normal" fo:language="en" fo:country="US" fo:font-style="normal" fo:font-weight="normal"/>
    </style:style>
    <style:style style:name="T3" style:family="text">
      <style:text-properties fo:font-variant="normal" fo:text-transform="none" fo:color="#212121" fo:letter-spacing="normal"/>
    </style:style>
    <style:style style:name="T4" style:family="text">
      <style:text-properties fo:font-variant="normal" fo:text-transform="none" fo:color="#00458b" style:font-name="arial" fo:font-size="12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00458b" style:font-name="arial" fo:font-size="12pt" fo:letter-spacing="normal" fo:font-style="normal" style:text-underline-style="solid" style:text-underline-width="auto" style:text-underline-color="font-color" fo:font-weight="normal" fo:background-color="#eeeeee"/>
    </style:style>
    <style:style style:name="T6" style:family="text">
      <style:text-properties fo:font-size="12pt" fo:font-style="normal" fo:font-weight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language="en" fo:country="US"/>
    </style:style>
    <style:style style:name="T9" style:family="text">
      <style:text-properties fo:language="en" fo:country="US" fo:background-color="#eeeeee"/>
    </style:style>
    <style:style style:name="T10" style:family="text">
      <style:text-properties fo:language="en" fo:country="US" fo:background-color="#ff99ff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background-color="#ff99ff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c586c0" style:font-name="Consolas" fo:font-size="10.5pt" fo:font-weight="normal"/>
    </style:style>
    <style:style style:name="T16" style:family="text">
      <style:text-properties fo:color="#c586c0" style:font-name="Consolas" fo:font-size="10.5pt" fo:language="en" fo:country="US" fo:font-weight="normal" fo:background-color="#1e1e1e"/>
    </style:style>
    <style:style style:name="T17" style:family="text">
      <style:text-properties fo:color="#d4d4d4" fo:background-color="#1e1e1e"/>
    </style:style>
    <style:style style:name="T18" style:family="text">
      <style:text-properties fo:color="#d4d4d4" style:font-name="Consolas" fo:font-size="10.5pt" fo:font-weight="normal" fo:background-color="#1e1e1e"/>
    </style:style>
    <style:style style:name="T19" style:family="text">
      <style:text-properties fo:color="#d4d4d4" style:font-name="Consolas" fo:font-size="10.5pt" fo:language="en" fo:country="US" fo:font-weight="normal" fo:background-color="#1e1e1e"/>
    </style:style>
    <style:style style:name="T20" style:family="text">
      <style:text-properties fo:color="#569cd6" style:font-name="Consolas" fo:font-size="10.5pt" fo:font-weight="normal"/>
    </style:style>
    <style:style style:name="T21" style:family="text">
      <style:text-properties fo:color="#569cd6" style:font-name="Consolas" fo:font-size="10.5pt" fo:font-weight="normal" fo:background-color="#1e1e1e"/>
    </style:style>
    <style:style style:name="T22" style:family="text">
      <style:text-properties fo:color="#569cd6" style:font-name="Consolas" fo:font-size="10.5pt" fo:language="en" fo:country="US" fo:font-weight="normal" fo:background-color="#1e1e1e"/>
    </style:style>
    <style:style style:name="T23" style:family="text">
      <style:text-properties fo:color="#dcdcaa" style:font-name="Consolas" fo:font-size="10.5pt" fo:font-weight="normal"/>
    </style:style>
    <style:style style:name="T24" style:family="text">
      <style:text-properties fo:color="#dcdcaa" style:font-name="Consolas" fo:font-size="10.5pt" fo:language="en" fo:country="US" fo:font-weight="normal" fo:background-color="#1e1e1e"/>
    </style:style>
    <style:style style:name="T25" style:family="text">
      <style:text-properties fo:color="#9cdcfe" style:font-name="Consolas" fo:font-size="10.5pt" fo:font-weight="normal"/>
    </style:style>
    <style:style style:name="T26" style:family="text">
      <style:text-properties fo:color="#9cdcfe" style:font-name="Consolas" fo:font-size="10.5pt" fo:font-weight="normal" fo:background-color="#1e1e1e"/>
    </style:style>
    <style:style style:name="T27" style:family="text">
      <style:text-properties fo:color="#9cdcfe" style:font-name="Consolas" fo:font-size="10.5pt" fo:language="en" fo:country="US" fo:font-weight="normal" fo:background-color="#1e1e1e"/>
    </style:style>
    <style:style style:name="T28" style:family="text">
      <style:text-properties style:font-name="Consolas" fo:font-size="10.5pt" fo:font-weight="normal"/>
    </style:style>
    <style:style style:name="T29" style:family="text">
      <style:text-properties fo:color="#4fc1ff" style:font-name="Consolas" fo:font-size="10.5pt" fo:font-weight="normal"/>
    </style:style>
    <style:style style:name="T30" style:family="text">
      <style:text-properties fo:color="#4fc1ff" style:font-name="Consolas" fo:font-size="10.5pt" fo:font-weight="normal" fo:background-color="#1e1e1e"/>
    </style:style>
    <style:style style:name="T31" style:family="text">
      <style:text-properties fo:color="#ce9178" style:font-name="Consolas" fo:font-size="10.5pt" fo:font-weight="normal"/>
    </style:style>
    <style:style style:name="T32" style:family="text">
      <style:text-properties fo:color="#ce9178" style:font-name="Consolas" fo:font-size="10.5pt" fo:font-weight="normal" fo:background-color="#1e1e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5"><text:tab/><text:span text:style-name="T7">Peticiones fetch( ) JavasCript :</text:span></text:p>
      <text:p text:style-name="P1"/>
      <text:list xml:id="list3984895788702177551" text:style-name="L1">
        <text:list-item>
          <text:p text:style-name="P10"><text:a xlink:type="simple" xlink:href="https://developer.mozilla.org/es/docs/Web/API/Fetch_API/Using_Fetch" text:style-name="Internet_20_link" text:visited-style-name="Visited_20_Internet_20_Link">https://developer.mozilla.org/es/docs/Web/API/Fetch_API/Using_Fetch</text:a></text:p>
        </text:list-item>
      </text:list>
      <text:list xml:id="list5179429270553625030" text:style-name="L2">
        <text:list-item>
          <text:p text:style-name="P11"><text:span text:style-name="T1">La </text:span><text:a xlink:type="simple" xlink:href="https://developer.mozilla.org/en-US/docs/Web/API/Fetch_API" text:style-name="Internet_20_link" text:visited-style-name="Visited_20_Internet_20_Link"><text:span text:style-name="T4">API Fetch</text:span></text:a><text:span text:style-name="T3"> </text:span><text:span text:style-name="T1">proporciona una interfaz JavaScript para acceder y manipular partes del canal HTTP, tales como peticiones y respuestas. También provee un método global </text:span><text:a xlink:type="simple" xlink:href="https://developer.mozilla.org/en-US/docs/Web/API/WindowOrWorkerGlobalScope/fetch" text:style-name="Internet_20_link" text:visited-style-name="Visited_20_Internet_20_Link"><text:span text:style-name="Source_20_Text"><text:span text:style-name="T5">fetch()</text:span></text:span></text:a><text:a xlink:type="simple" xlink:href="https://developer.mozilla.org/en-US/docs/Web/API/WindowOrWorkerGlobalScope/fetch" text:style-name="Internet_20_link" text:visited-style-name="Visited_20_Internet_20_Link"><text:span text:style-name="T4"> (en-US)</text:span></text:a><text:span text:style-name="T3"> </text:span><text:span text:style-name="T1">que proporciona una forma fácil y lógica de obtener recursos de forma asíncrona por la red.</text:span> </text:p>
          <text:p text:style-name="P11"/>
        </text:list-item>
        <text:list-item>
          <text:p text:style-name="P12">Metodo global para obtener recursos de forma asincrona por la red .</text:p>
        </text:list-item>
      </text:list>
      <text:p text:style-name="P1"/>
      <text:list xml:id="list33717430" text:continue-numbering="true" text:style-name="L2">
        <text:list-item>
          <text:p text:style-name="P11"><text:span text:style-name="T1">Fetch también aporta un único lugar lógico en el que definir otros conceptos relacionados con HTTP como CORS y extensiones para HTTP.</text:span> </text:p>
        </text:list-item>
      </text:list>
      <text:p text:style-name="P1"><text:s/></text:p>
      <text:list xml:id="list33701185" text:continue-numbering="true" text:style-name="L2">
        <text:list-item>
          <text:p text:style-name="P11"><text:span text:style-name="T13">Fetch() devuelve un objeto Promise . Y es similar a Jquery.ajax( ).</text:span> </text:p>
          <text:p text:style-name="P11"/>
        </text:list-item>
        <text:list-item>
          <text:p text:style-name="P15"><text:span text:style-name="T2">Una petición básica de </text:span><text:span text:style-name="Source_20_Text"><text:span text:style-name="T9">fetch</text:span></text:span><text:span text:style-name="T8"> :</text:span></text:p>
        </text:list-item>
      </text:list>
      <text:p text:style-name="P8"/>
      <text:p text:style-name="P25">fetch('http://example.com/movies.json')</text:p>
      <text:p text:style-name="P7"><text:s text:c="2"/><text:span text:style-name="T6">.then(response =&gt; response.json())</text:span></text:p>
      <text:p text:style-name="P7"><text:s text:c="2"/><text:span text:style-name="T6">.then(data =&gt; console.log(data));</text:span></text:p>
      <text:list xml:id="list494851364117792440" text:style-name="L3">
        <text:list-item>
          <text:p text:style-name="P17"><text:span text:style-name="T8">Aquí estamos recuperando un archivo JSON a través de red e imprimiendo en la consola. </text:span><text:span text:style-name="T10">El uso de fetch() más simple toma un argumento (la ruta del recurso que quieres obtener) y devuelve un objeto Promise conteniendo la respuesta, un objeto Response. </text:span></text:p>
        </text:list-item>
      </text:list>
      <text:p text:style-name="P8"/>
      <text:list xml:id="list33700918" text:continue-numbering="true" text:style-name="L3">
        <text:list-item>
          <text:p text:style-name="P17"><text:span text:style-name="T10">Esto es, por supuesto, una respuesta HTTP no el archivo JSON. Para extraer el contenido en el cuerpo del JSON desde la respuesta, usamos el método json() </text:span><text:span text:style-name="T8">(definido en el mixin de Body, el cual está implementado por los objetos Request y Response). </text:span></text:p>
        </text:list-item>
      </text:list>
      <text:p text:style-name="P1"/>
      <text:list xml:id="list33718788" text:continue-numbering="true" text:style-name="L3">
        <text:list-item>
          <text:p text:style-name="P16"><text:span text:style-name="T11">Las peticiones de Fetch son controladas por la directiva de </text:span><text:span text:style-name="T11">connect-src </text:span><text:span text:style-name="T12">de Content Security Policy en vez de la directiva de los recursos que se han devuelto. </text:span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list xml:id="list33725253" text:continue-numbering="true" text:style-name="L3">
        <text:list-item>
          <text:p text:style-name="P13">El metodo fetch necesita una url y se le puede agregar un objeto init que controla otros ajustes , lo hemos llamado en ocasiones como “params”.:</text:p>
        </text:list-item>
      </text:list>
      <text:p text:style-name="P8"/>
      <text:p text:style-name="Standard"><text:span text:style-name="T16">export</text:span><text:span text:style-name="T19"> </text:span><text:span text:style-name="T22">function</text:span><text:span text:style-name="T19"> </text:span><text:span text:style-name="T24">deleteCourseApi</text:span><text:span text:style-name="T19">(</text:span><text:span text:style-name="T27">token</text:span><text:span text:style-name="T19">,</text:span><text:span text:style-name="T27">id</text:span><text:span text:style-name="T19">){</text:span></text:p>
      <text:p text:style-name="P3"><text:span text:style-name="T17">    </text:span><text:span text:style-name="T21">const</text:span><text:span text:style-name="T18"> </text:span><text:span text:style-name="T30">url</text:span><text:span text:style-name="T18"> =</text:span><text:span text:style-name="T32">`</text:span><text:span text:style-name="T21">${</text:span><text:span text:style-name="T30">basePath</text:span><text:span text:style-name="T21">}</text:span><text:span text:style-name="T32">/</text:span><text:span text:style-name="T21">${</text:span><text:span text:style-name="T30">apiVersion</text:span><text:span text:style-name="T21">}</text:span><text:span text:style-name="T32">/delete-courses/</text:span><text:span text:style-name="T21">${</text:span><text:span text:style-name="T26">id</text:span><text:span text:style-name="T21">}</text:span><text:span text:style-name="T32">`</text:span><text:span text:style-name="T18">;</text:span></text:p>
      <text:p text:style-name="P2">    <text:span text:style-name="T20">const</text:span><text:span text:style-name="T28"> </text:span><text:span text:style-name="T29">params</text:span><text:span text:style-name="T28"> ={</text:span></text:p>
      <text:p text:style-name="P2">        <text:span text:style-name="T25">method:</text:span><text:span text:style-name="T28"> </text:span><text:span text:style-name="T31">'DELETE'</text:span><text:span text:style-name="T28">,</text:span></text:p>
      <text:p text:style-name="P2">        <text:span text:style-name="T25">headers:</text:span><text:span text:style-name="T28">{</text:span></text:p>
      <text:p text:style-name="P2">            <text:span text:style-name="T31">"Content-Type"</text:span><text:span text:style-name="T25">:</text:span><text:span text:style-name="T31">"application/json"</text:span><text:span text:style-name="T28">,</text:span></text:p>
      <text:p text:style-name="P2">            <text:span text:style-name="T25">Authorization:</text:span><text:span text:style-name="T28"> </text:span><text:span text:style-name="T25">token</text:span></text:p>
      <text:p text:style-name="P2">        <text:span text:style-name="T28">}</text:span></text:p>
      <text:p text:style-name="P3"><text:span text:style-name="T17">    </text:span><text:span text:style-name="T18">};</text:span></text:p>
      <text:p text:style-name="P2">    <text:span text:style-name="T15">return</text:span><text:span text:style-name="T28"> </text:span><text:span text:style-name="T23">fetch</text:span><text:span text:style-name="T28">(</text:span><text:span text:style-name="T29">url</text:span><text:span text:style-name="T28">,</text:span><text:span text:style-name="T29">params</text:span><text:span text:style-name="T28">)</text:span></text:p>
      <text:p text:style-name="P2">                <text:span text:style-name="T28">.</text:span><text:span text:style-name="T23">then</text:span><text:span text:style-name="T28">( </text:span><text:span text:style-name="T25">response</text:span><text:span text:style-name="T28"> </text:span><text:span text:style-name="T20">=&gt;</text:span><text:span text:style-name="T28"> {</text:span></text:p>
      <text:p text:style-name="P2">                    <text:span text:style-name="T15">return</text:span><text:span text:style-name="T28"> </text:span><text:span text:style-name="T25">response</text:span><text:span text:style-name="T28">.</text:span><text:span text:style-name="T23">json</text:span><text:span text:style-name="T28">()</text:span></text:p>
      <text:p text:style-name="P2">                <text:span text:style-name="T28">}</text:span></text:p>
      <text:p text:style-name="P2">                  <text:span text:style-name="T28">).</text:span><text:span text:style-name="T23">then</text:span><text:span text:style-name="T28">( </text:span><text:span text:style-name="T25">result</text:span><text:span text:style-name="T28"> </text:span><text:span text:style-name="T20">=&gt;</text:span><text:span text:style-name="T28">{</text:span></text:p>
      <text:p text:style-name="P2">                      <text:span text:style-name="T15">return</text:span><text:span text:style-name="T28"> </text:span><text:span text:style-name="T25">result</text:span><text:span text:style-name="T28"> </text:span></text:p>
      <text:p text:style-name="P2">                  <text:span text:style-name="T28">}</text:span></text:p>
      <text:p text:style-name="P2">                     <text:span text:style-name="T28">).</text:span><text:span text:style-name="T23">catch</text:span><text:span text:style-name="T28">(</text:span><text:span text:style-name="T25">err</text:span><text:span text:style-name="T28"> </text:span><text:span text:style-name="T20">=&gt;</text:span><text:span text:style-name="T28">{</text:span></text:p>
      <text:p text:style-name="P2">                         <text:span text:style-name="T15">return</text:span><text:span text:style-name="T28"> </text:span><text:span text:style-name="T25">err</text:span></text:p>
      <text:p text:style-name="P2">                     <text:span text:style-name="T28">})</text:span></text:p>
      <text:p text:style-name="P19">}</text:p>
      <text:list xml:id="list6377592414497150987" text:style-name="L4">
        <text:list-item>
          <text:p text:style-name="P20"><text:bookmark text:name="comprobando_que_la_petición_es_satisfactoria"/>Comprobando que la petición es satisfactoria:</text:p>
        </text:list-item>
        <text:list-item>
          <text:p text:style-name="P26"><text:tab/><text:span text:style-name="T14">Una petición promise fetch() (en-US) será rechazada con TypeError cuando se encuentre un error de red,</text:span> aunque esto normalmente significa problemas de permisos o similares — por ejemplo, un 404 no constituye un error de red.</text:p>
        </text:list-item>
        <text:list-item>
          <text:p text:style-name="P26"><text:s/>Una forma precisa de comprobar que la petición fetch() es satisfactoria pasa por c<text:span text:style-name="T14">omprobar si la promesa ha sido resuelta, además de comprobar que la propiedad Response.ok tiene el valor true que indica que el estado de la petición HTTP es OK</text:span> (código 200-299).</text:p>
        </text:list-item>
      </text:list>
      <text:p text:style-name="P8"/>
      <text:list xml:id="list33699708" text:continue-numbering="true" text:style-name="L4">
        <text:list-item>
          <text:p text:style-name="P22">Un codigo posible para esto seria : </text:p>
        </text:list-item>
      </text:list>
      <text:p text:style-name="P21"/>
      <text:p text:style-name="P4"><text:span text:style-name="T11">fetch</text:span><text:span text:style-name="T8">('flores.jpg').then( response =&gt; {</text:span></text:p>
      <text:p text:style-name="P4"><text:s text:c="2"/>if(response.ok) {</text:p>
      <text:p text:style-name="P4"><text:s text:c="4"/><text:span text:style-name="T14">response.blob()</text:span>.then( miBlob <text:span text:style-name="T8">=&gt;</text:span> {</text:p>
      <text:p text:style-name="P4"/>
      <text:p text:style-name="P4"><text:s text:c="6"/>var objectURL = URL.createObjectURL(miBlob);</text:p>
      <text:p text:style-name="P4"><text:s text:c="6"/>miImagen.src = objectURL;</text:p>
      <text:p text:style-name="P4"/>
      <text:p text:style-name="P4"><text:s text:c="4"/>});</text:p>
      <text:p text:style-name="P4"/>
      <text:p text:style-name="P4"><text:s text:c="2"/>} else {</text:p>
      <text:p text:style-name="P4"><text:s text:c="4"/>console.log('Respuesta de red OK pero respuesta HTTP no OK');</text:p>
      <text:p text:style-name="P4"><text:s text:c="2"/>}</text:p>
      <text:p text:style-name="P4">})</text:p>
      <text:p text:style-name="P4">.catch( <text:span text:style-name="T8">err =&gt; </text:span><text:s/>{</text:p>
      <text:p text:style-name="P4"><text:s text:c="2"/>console.log('Hubo un problema con la petición Fetch:' + err.message);</text:p>
      <text:p text:style-name="P4">});</text:p>
      <text:p text:style-name="P8"><text:soft-page-break/></text:p>
      <text:list xml:id="list853750543513361257" text:style-name="L5">
        <text:list-item>
          <text:p text:style-name="P18"><text:span text:style-name="T11">Enviando datos json :</text:span><text:span text:style-name="T8"> </text:span></text:p>
        </text:list-item>
      </text:list>
      <text:p text:style-name="P8"/>
      <text:list xml:id="list33714995" text:continue-numbering="true" text:style-name="L5">
        <text:list-item>
          <text:p text:style-name="P27"><text:span text:style-name="T8">Usa </text:span><text:span text:style-name="T8">fetch() (en-US) para enviar una petición POST con datos codificados en JSON .</text:span></text:p>
          <text:p text:style-name="P28"/>
        </text:list-item>
      </text:list>
      <text:p text:style-name="P6">var url = 'https://example.com/profile';</text:p>
      <text:p text:style-name="P6">var data = {username: 'example'};</text:p>
      <text:p text:style-name="P6"/>
      <text:p text:style-name="P6">fetch(url, {</text:p>
      <text:p text:style-name="P6"><text:s text:c="2"/>method: 'POST', // or 'PUT'</text:p>
      <text:p text:style-name="P6"><text:s text:c="2"/>body: JSON.stringify(data), // data can be `string` or {object}!</text:p>
      <text:p text:style-name="P6"><text:s text:c="2"/>headers:{</text:p>
      <text:p text:style-name="P6"><text:s text:c="4"/>'Content-Type': 'application/json'</text:p>
      <text:p text:style-name="P6"><text:s text:c="2"/>}</text:p>
      <text:p text:style-name="P6">}).then(res =&gt; res.json())</text:p>
      <text:p text:style-name="P6">.catch(error =&gt; console.error('Error:', error))</text:p>
      <text:p text:style-name="P6">.then(response =&gt; console.log('Success:', response));</text:p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3"><text:tab/>Jquery.ajax() JavasCript: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arial" svg:font-family="arial, x-locale-body, sans-serif"/>
    <style:font-face style:name="zillaslab" svg:font-family="zillaslab, palatino, 'Palatino Linotype', 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8M37S</meta:editing-duration>
    <meta:editing-cycles>3</meta:editing-cycles>
    <meta:generator>OpenOffice/4.1.7$Win32 OpenOffice.org_project/417m1$Build-9800</meta:generator>
    <dc:date>2021-06-25T15:17:26.71</dc:date>
    <dc:creator>leo puche</dc:creator>
    <meta:document-statistic meta:table-count="0" meta:image-count="0" meta:object-count="0" meta:page-count="3" meta:paragraph-count="66" meta:word-count="499" meta:character-count="3576"/>
    <meta:user-defined meta:name="Info 1"/>
    <meta:user-defined meta:name="Info 2"/>
    <meta:user-defined meta:name="Info 3"/>
    <meta:user-defined meta:name="Info 4"/>
  </office:meta>
</office:document-meta>
</file>